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49cm"/>
    </style:style>
    <style:style style:name="Table1.C" style:family="table-column">
      <style:table-column-properties style:column-width="11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49cm"/>
    </style:style>
    <style:style style:name="Table2.C" style:family="table-column">
      <style:table-column-properties style:column-width="11.36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949cm"/>
    </style:style>
    <style:style style:name="Table4.C" style:family="table-column">
      <style:table-column-properties style:column-width="11.36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084b9f" style:font-weight-asian="bold" style:font-weight-complex="bold"/>
    </style:style>
    <style:style style:name="P3" style:family="paragraph" style:parent-style-name="Standard">
      <style:text-properties fo:font-weight="bold" officeooo:rsid="0008a0bd" officeooo:paragraph-rsid="0008a0bd" style:font-weight-asian="bold" style:font-weight-complex="bold"/>
    </style:style>
    <style:style style:name="P4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5" style:family="paragraph" style:parent-style-name="Standard">
      <style:text-properties fo:font-weight="bold" officeooo:paragraph-rsid="003c6a3c" style:font-weight-asian="bold" style:font-weight-complex="bold"/>
    </style:style>
    <style:style style:name="P6" style:family="paragraph" style:parent-style-name="Standard">
      <style:text-properties fo:font-weight="normal" officeooo:rsid="00084b9f" officeooo:paragraph-rsid="00084b9f" style:font-weight-asian="normal" style:font-weight-complex="normal"/>
    </style:style>
    <style:style style:name="P7" style:family="paragraph" style:parent-style-name="Standard">
      <style:text-properties fo:font-weight="normal" officeooo:rsid="00084b9f" officeooo:paragraph-rsid="0008a0bd" style:font-weight-asian="normal" style:font-weight-complex="normal"/>
    </style:style>
    <style:style style:name="P8" style:family="paragraph" style:parent-style-name="Standard">
      <style:text-properties fo:font-weight="normal" officeooo:rsid="0008a0bd" officeooo:paragraph-rsid="0008a0bd" style:font-weight-asian="normal" style:font-weight-complex="normal"/>
    </style:style>
    <style:style style:name="P9" style:family="paragraph" style:parent-style-name="Standard">
      <style:text-properties fo:font-weight="normal" officeooo:rsid="000a003f" officeooo:paragraph-rsid="000a003f" style:font-weight-asian="normal" style:font-weight-complex="normal"/>
    </style:style>
    <style:style style:name="P10" style:family="paragraph" style:parent-style-name="Standard">
      <style:text-properties fo:font-weight="normal" officeooo:rsid="00176db9" officeooo:paragraph-rsid="00176db9" style:font-weight-asian="normal" style:font-weight-complex="normal"/>
    </style:style>
    <style:style style:name="P11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tyle="italic" fo:font-weight="normal" officeooo:rsid="000a0ba2" officeooo:paragraph-rsid="000a0ba2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0a8804" officeooo:paragraph-rsid="001c7604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normal" fo:font-weight="bold" officeooo:rsid="000a8804" officeooo:paragraph-rsid="001c760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ize="13pt" fo:font-weight="bold" officeooo:rsid="0008a0bd" officeooo:paragraph-rsid="0008a0bd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officeooo:rsid="000a003f" officeooo:paragraph-rsid="000a003f"/>
    </style:style>
    <style:style style:name="P18" style:family="paragraph" style:parent-style-name="Table_20_Contents">
      <style:paragraph-properties fo:text-align="center" style:justify-single-word="false"/>
      <style:text-properties officeooo:rsid="000a003f" officeooo:paragraph-rsid="000a003f"/>
    </style:style>
    <style:style style:name="P19" style:family="paragraph" style:parent-style-name="Table_20_Contents">
      <style:text-properties fo:font-weight="bold" officeooo:rsid="000a003f" officeooo:paragraph-rsid="000a003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a003f" officeooo:paragraph-rsid="000a003f" style:font-weight-asian="bold" style:font-weight-complex="bold"/>
    </style:style>
    <style:style style:name="P21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22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23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24" style:family="paragraph" style:parent-style-name="Standard">
      <style:text-properties fo:font-weight="normal" officeooo:rsid="0040a1ec" officeooo:paragraph-rsid="0040a1ec" style:font-weight-asian="normal" style:font-weight-complex="normal"/>
    </style:style>
    <style:style style:name="P25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26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27" style:family="paragraph" style:parent-style-name="Standard">
      <style:text-properties fo:font-weight="normal" officeooo:rsid="000a003f" officeooo:paragraph-rsid="000a003f" style:font-weight-asian="normal" style:font-weight-complex="normal"/>
    </style:style>
    <style:style style:name="P28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29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30" style:family="paragraph" style:parent-style-name="Standard">
      <style:text-properties fo:font-weight="normal" officeooo:rsid="000a0ba2" officeooo:paragraph-rsid="00424429" style:font-weight-asian="normal" style:font-weight-complex="normal"/>
    </style:style>
    <style:style style:name="P31" style:family="paragraph" style:parent-style-name="Standard">
      <style:text-properties fo:font-weight="normal" officeooo:rsid="000a0ba2" officeooo:paragraph-rsid="000a0ba2" style:font-weight-asian="normal" style:font-weight-complex="normal"/>
    </style:style>
    <style:style style:name="P32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33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34" style:family="paragraph" style:parent-style-name="Standard">
      <style:text-properties fo:font-weight="normal" officeooo:rsid="0043a449" officeooo:paragraph-rsid="0043a449" style:font-weight-asian="normal" style:font-weight-complex="normal"/>
    </style:style>
    <style:style style:name="P35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36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37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38" style:family="paragraph" style:parent-style-name="Standard">
      <style:text-properties fo:font-weight="normal" officeooo:rsid="000a8804" officeooo:paragraph-rsid="0052cdb1" style:font-weight-asian="normal" style:font-weight-complex="normal"/>
    </style:style>
    <style:style style:name="P39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40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41" style:family="paragraph" style:parent-style-name="Standard">
      <style:text-properties fo:font-weight="bold" officeooo:rsid="000a003f" officeooo:paragraph-rsid="000a003f" style:font-weight-asian="bold" style:font-weight-complex="bold"/>
    </style:style>
    <style:style style:name="P42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43" style:family="paragraph" style:parent-style-name="Standard">
      <style:text-properties fo:font-weight="bold" officeooo:rsid="0043a449" officeooo:paragraph-rsid="0043a449" style:font-weight-asian="bold" style:font-weight-complex="bold"/>
    </style:style>
    <style:style style:name="P44" style:family="paragraph" style:parent-style-name="Standard">
      <style:text-properties fo:font-weight="bold" officeooo:rsid="00084b9f" officeooo:paragraph-rsid="0043a449" style:font-weight-asian="bold" style:font-weight-complex="bold"/>
    </style:style>
    <style:style style:name="P45" style:family="paragraph" style:parent-style-name="Standard">
      <style:text-properties fo:font-weight="bold" officeooo:rsid="00084b9f" officeooo:paragraph-rsid="003c6a3c" style:font-weight-asian="bold" style:font-weight-complex="bold"/>
    </style:style>
    <style:style style:name="P46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47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8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49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50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51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52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53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54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55" style:family="paragraph" style:parent-style-name="Standard">
      <style:text-properties fo:font-weight="bold" officeooo:paragraph-rsid="0055e1d1" style:font-weight-asian="bold" style:font-weight-complex="bold"/>
    </style:style>
    <style:style style:name="P56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57" style:family="paragraph" style:parent-style-name="Standard">
      <style:text-properties fo:font-style="italic" fo:font-weight="normal" officeooo:rsid="000a0ba2" officeooo:paragraph-rsid="004a59a7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fo:font-weight="normal" officeooo:rsid="000a0ba2" officeooo:paragraph-rsid="001fa3a0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0a0ba2" officeooo:paragraph-rsid="000a0ba2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fo:font-weight="normal" officeooo:rsid="004a59a7" officeooo:paragraph-rsid="004a59a7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81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82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font-style="normal" fo:font-weight="bold" officeooo:rsid="005ca340" officeooo:paragraph-rsid="005ca340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85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86" style:family="paragraph" style:parent-style-name="Standard">
      <style:text-properties officeooo:paragraph-rsid="004da29b"/>
    </style:style>
    <style:style style:name="P87" style:family="paragraph" style:parent-style-name="Standard">
      <style:text-properties officeooo:paragraph-rsid="0052cdb1"/>
    </style:style>
    <style:style style:name="P88" style:family="paragraph" style:parent-style-name="Standard">
      <style:paragraph-properties fo:break-before="page"/>
      <style:text-properties fo:font-weight="bold" officeooo:rsid="00084b9f" officeooo:paragraph-rsid="004f282d" style:font-weight-asian="bold" style:font-weight-complex="bold"/>
    </style:style>
    <style:style style:name="P89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rsid="000a003f" officeooo:paragraph-rsid="0043a449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92" style:family="paragraph" style:parent-style-name="Table_20_Contents">
      <style:text-properties fo:font-weight="bold" officeooo:rsid="000a003f" officeooo:paragraph-rsid="0043a449" style:font-weight-asian="bold" style:font-weight-complex="bold"/>
    </style:style>
    <style:style style:name="P93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95" style:family="paragraph" style:parent-style-name="Table_20_Contents">
      <style:text-properties officeooo:rsid="000a003f" officeooo:paragraph-rsid="004b1523"/>
    </style:style>
    <style:style style:name="P96" style:family="paragraph" style:parent-style-name="Table_20_Contents">
      <style:text-properties officeooo:rsid="00420c0b" officeooo:paragraph-rsid="00420c0b"/>
    </style:style>
    <style:style style:name="P97" style:family="paragraph" style:parent-style-name="Table_20_Contents">
      <style:paragraph-properties fo:text-align="center" style:justify-single-word="false"/>
      <style:text-properties officeooo:rsid="00420c0b" officeooo:paragraph-rsid="00420c0b"/>
    </style:style>
    <style:style style:name="P98" style:family="paragraph" style:parent-style-name="Table_20_Contents">
      <style:paragraph-properties fo:text-align="center" style:justify-single-word="false"/>
      <style:text-properties officeooo:rsid="00420c0b" officeooo:paragraph-rsid="0043a449"/>
    </style:style>
    <style:style style:name="P99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100" style:family="paragraph" style:parent-style-name="Table_20_Contents">
      <style:text-properties officeooo:rsid="00420c0b" officeooo:paragraph-rsid="004b1523"/>
    </style:style>
    <style:style style:name="P101" style:family="paragraph" style:parent-style-name="Table_20_Contents">
      <style:text-properties officeooo:rsid="00424429" officeooo:paragraph-rsid="00424429"/>
    </style:style>
    <style:style style:name="P102" style:family="paragraph" style:parent-style-name="Table_20_Contents">
      <style:text-properties officeooo:rsid="00424429" officeooo:paragraph-rsid="004b1523"/>
    </style:style>
    <style:style style:name="P103" style:family="paragraph" style:parent-style-name="Table_20_Contents">
      <style:paragraph-properties fo:text-align="center" style:justify-single-word="false"/>
      <style:text-properties officeooo:rsid="0043a449" officeooo:paragraph-rsid="0043a449"/>
    </style:style>
    <style:style style:name="P104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105" style:family="paragraph" style:parent-style-name="Table_20_Contents">
      <style:text-properties officeooo:rsid="0043a449" officeooo:paragraph-rsid="0043a449"/>
    </style:style>
    <style:style style:name="P106" style:family="paragraph" style:parent-style-name="Table_20_Contents">
      <style:text-properties officeooo:rsid="0043a449" officeooo:paragraph-rsid="004b1523"/>
    </style:style>
    <style:style style:name="P107" style:family="paragraph" style:parent-style-name="Table_20_Contents">
      <style:text-properties officeooo:rsid="00456f25" officeooo:paragraph-rsid="00456f25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13pt" fo:font-style="italic" officeooo:rsid="004a59a7" style:font-size-asian="13pt" style:font-style-asian="italic" style:font-size-complex="13pt" style:font-style-complex="italic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9" style:family="text">
      <style:text-properties officeooo:rsid="000a8804"/>
    </style:style>
    <style:style style:name="T10" style:family="text">
      <style:text-properties officeooo:rsid="001f39d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a59a7" style:font-style-asian="italic" style:font-style-complex="italic"/>
    </style:style>
    <style:style style:name="T13" style:family="text">
      <style:text-properties fo:font-style="italic" officeooo:rsid="004acf3f" style:font-style-asian="italic" style:font-style-complex="italic"/>
    </style:style>
    <style:style style:name="T14" style:family="text">
      <style:text-properties fo:font-style="italic" officeooo:rsid="0023c4b7" style:font-style-asian="italic" style:font-style-complex="italic"/>
    </style:style>
    <style:style style:name="T15" style:family="text">
      <style:text-properties fo:font-style="italic" officeooo:rsid="001bfa9f" style:font-style-asian="italic" style:font-style-complex="italic"/>
    </style:style>
    <style:style style:name="T16" style:family="text">
      <style:text-properties fo:font-style="italic" officeooo:rsid="0052cdb1" style:font-style-asian="italic" style:font-style-complex="italic"/>
    </style:style>
    <style:style style:name="T17" style:family="text">
      <style:text-properties fo:font-style="italic" officeooo:rsid="0054b9b7" style:font-style-asian="italic" style:font-style-complex="italic"/>
    </style:style>
    <style:style style:name="T18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19" style:family="text">
      <style:text-properties officeooo:rsid="003c6a3c"/>
    </style:style>
    <style:style style:name="T20" style:family="text">
      <style:text-properties officeooo:rsid="003ddcbb"/>
    </style:style>
    <style:style style:name="T21" style:family="text">
      <style:text-properties officeooo:rsid="0040a1ec"/>
    </style:style>
    <style:style style:name="T22" style:family="text">
      <style:text-properties officeooo:rsid="00424429"/>
    </style:style>
    <style:style style:name="T23" style:family="text">
      <style:text-properties officeooo:rsid="0043a449"/>
    </style:style>
    <style:style style:name="T24" style:family="text">
      <style:text-properties officeooo:rsid="00474a17"/>
    </style:style>
    <style:style style:name="T25" style:family="text">
      <style:text-properties officeooo:rsid="0048d04d"/>
    </style:style>
    <style:style style:name="T26" style:family="text">
      <style:text-properties officeooo:rsid="00490090"/>
    </style:style>
    <style:style style:name="T27" style:family="text">
      <style:text-properties officeooo:rsid="0049be94"/>
    </style:style>
    <style:style style:name="T28" style:family="text">
      <style:text-properties officeooo:rsid="004a3cb2"/>
    </style:style>
    <style:style style:name="T29" style:family="text">
      <style:text-properties officeooo:rsid="004a59a7"/>
    </style:style>
    <style:style style:name="T30" style:family="text">
      <style:text-properties fo:font-style="normal" fo:font-weight="normal" officeooo:rsid="000a8804" style:font-style-asian="normal" style:font-weight-asian="normal" style:font-style-complex="normal" style:font-weight-complex="normal"/>
    </style:style>
    <style:style style:name="T31" style:family="text">
      <style:text-properties officeooo:rsid="004acf3f"/>
    </style:style>
    <style:style style:name="T32" style:family="text">
      <style:text-properties officeooo:rsid="004b1523"/>
    </style:style>
    <style:style style:name="T33" style:family="text">
      <style:text-properties officeooo:rsid="004da29b"/>
    </style:style>
    <style:style style:name="T34" style:family="text">
      <style:text-properties fo:font-weight="bold" officeooo:rsid="004da29b" style:font-weight-asian="bold" style:font-weight-complex="bold"/>
    </style:style>
    <style:style style:name="T35" style:family="text">
      <style:text-properties fo:font-weight="bold" officeooo:rsid="000a0ba2" style:font-weight-asian="bold" style:font-weight-complex="bold"/>
    </style:style>
    <style:style style:name="T36" style:family="text">
      <style:text-properties fo:font-weight="bold" officeooo:rsid="004a3cb2" style:font-weight-asian="bold" style:font-weight-complex="bold"/>
    </style:style>
    <style:style style:name="T37" style:family="text">
      <style:text-properties fo:font-weight="bold" officeooo:rsid="0052cdb1" style:font-weight-asian="bold" style:font-weight-complex="bold"/>
    </style:style>
    <style:style style:name="T38" style:family="text">
      <style:text-properties officeooo:rsid="0050ffb3"/>
    </style:style>
    <style:style style:name="T39" style:family="text">
      <style:text-properties officeooo:rsid="0056849c"/>
    </style:style>
    <style:style style:name="T40" style:family="text">
      <style:text-properties officeooo:rsid="005908c0"/>
    </style:style>
    <style:style style:name="T41" style:family="text">
      <style:text-properties officeooo:rsid="005ade35"/>
    </style:style>
    <style:style style:name="T42" style:family="text">
      <style:text-properties fo:font-size="12pt" officeooo:rsid="003c6a3c" style:font-size-asian="12pt" style:font-size-complex="12pt"/>
    </style:style>
    <style:style style:name="T43" style:family="text">
      <style:text-properties officeooo:rsid="005ba7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/<text:span text:style-name="T19">user</text:span></text:p>
      <text:p text:style-name="P1"/>
      <text:p text:style-name="P10">A co<text:span text:style-name="T20">llection of the users being managed by the Chantico server.</text:span></text:p>
      <text:p text:style-name="P6"/>
      <text:p text:style-name="P2"><text:span text:style-name="T1">Supported Request </text:span><text:span text:style-name="T2">M</text:span><text:span text:style-name="T1">ethods</text:span></text:p>
      <text:p text:style-name="P6"/>
      <text:p text:style-name="P24">GET – Returns a list of managed users</text:p>
      <text:p text:style-name="P7">POST – <text:span text:style-name="T21">Adds a new managed user to the server</text:span></text:p>
      <text:p text:style-name="P7"/>
      <text:p text:style-name="P3"><text:span text:style-name="T1">Supported </text:span><text:span text:style-name="T2">F</text:span><text:span text:style-name="T1">ormats</text:span></text:p>
      <text:p text:style-name="P3"/>
      <text:p text:style-name="P8">json</text:p>
      <text:p text:style-name="P8"/>
      <text:p text:style-name="P16">Authentication</text:p>
      <text:p text:style-name="P3"/>
      <text:p text:style-name="P30">Basic <text:span text:style-name="T22">(Only Chantico root user can list or create users)</text:span></text:p>
      <text:p text:style-name="P31"/>
      <text:p text:style-name="P43">Query Parameters (GET)</text:p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2">Name</text:p>
          </table:table-cell>
          <table:table-cell table:style-name="Table2.A1" office:value-type="string">
            <text:p text:style-name="P90">Inclusion</text:p>
          </table:table-cell>
          <table:table-cell table:style-name="Table2.C1" office:value-type="string">
            <text:p text:style-name="P92">Description</text:p>
          </table:table-cell>
        </table:table-row>
        <table:table-row>
          <table:table-cell table:style-name="Table2.A2" office:value-type="string">
            <text:p text:style-name="P107">page</text:p>
          </table:table-cell>
          <table:table-cell table:style-name="Table2.A2" office:value-type="string">
            <text:p text:style-name="P98">required</text:p>
          </table:table-cell>
          <table:table-cell table:style-name="Table2.C2" office:value-type="string">
            <text:p text:style-name="P107"><text:span text:style-name="T24">Which </text:span>page of a paginated user list <text:span text:style-name="T24">to return</text:span>.</text:p>
          </table:table-cell>
        </table:table-row>
        <table:table-row>
          <table:table-cell table:style-name="Table2.A2" office:value-type="string">
            <text:p text:style-name="P107">results</text:p>
          </table:table-cell>
          <table:table-cell table:style-name="Table2.A2" office:value-type="string">
            <text:p text:style-name="P98">required</text:p>
          </table:table-cell>
          <table:table-cell table:style-name="Table2.C2" office:value-type="string">
            <text:p text:style-name="P107">The number of users to include in the result.</text:p>
          </table:table-cell>
        </table:table-row>
      </table:table>
      <text:p text:style-name="P44"/>
      <text:p text:style-name="P41">Arguments <text:span text:style-name="T23">(POST)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ame</text:p>
          </table:table-cell>
          <table:table-cell table:style-name="Table1.A1" office:value-type="string">
            <text:p text:style-name="P20">Inclusion</text:p>
          </table:table-cell>
          <table:table-cell table:style-name="Table1.C1" office:value-type="string">
            <text:p text:style-name="P19">Description</text:p>
          </table:table-cell>
        </table:table-row>
        <table:table-row>
          <table:table-cell table:style-name="Table1.A2" office:value-type="string">
            <text:p text:style-name="P96">username</text:p>
          </table:table-cell>
          <table:table-cell table:style-name="Table1.A2" office:value-type="string">
            <text:p text:style-name="P97">required</text:p>
          </table:table-cell>
          <table:table-cell table:style-name="Table1.C2" office:value-type="string">
            <text:p text:style-name="P105">A unique string <text:span text:style-name="T25">with which</text:span> to identify this user.</text:p>
          </table:table-cell>
        </table:table-row>
        <table:table-row>
          <table:table-cell table:style-name="Table1.A2" office:value-type="string">
            <text:p text:style-name="P96">authentication</text:p>
          </table:table-cell>
          <table:table-cell table:style-name="Table1.A2" office:value-type="string">
            <text:p text:style-name="P97">required</text:p>
          </table:table-cell>
          <table:table-cell table:style-name="Table1.C2" office:value-type="string">
            <text:p text:style-name="P96">An MD5 <text:span text:style-name="T22">h</text:span>ash of the token <text:span text:style-name="T26">need</text:span>ed to authenticate this user.</text:p>
          </table:table-cell>
        </table:table-row>
        <table:table-row>
          <table:table-cell table:style-name="Table1.A2" office:value-type="string">
            <text:p text:style-name="P17">role</text:p>
          </table:table-cell>
          <table:table-cell table:style-name="Table1.A2" office:value-type="string">
            <text:p text:style-name="P18">required</text:p>
          </table:table-cell>
          <table:table-cell table:style-name="Table1.C2" office:value-type="string">
            <text:p text:style-name="P17">Indicates the type of access <text:span text:style-name="T23">Chantico should request for this user</text:span>.</text:p>
          </table:table-cell>
        </table:table-row>
        <table:table-row>
          <table:table-cell table:style-name="Table1.A2" office:value-type="string">
            <text:p text:style-name="P101">options</text:p>
          </table:table-cell>
          <table:table-cell table:style-name="Table1.A2" office:value-type="string">
            <text:p text:style-name="P103">optional</text:p>
          </table:table-cell>
          <table:table-cell table:style-name="Table1.C2" office:value-type="string">
            <text:p text:style-name="P105"><text:span text:style-name="T39">A</text:span>dditional <text:span text:style-name="T27">directives </text:span>for requesting <text:span text:style-name="T39">API access from the</text:span> server.</text:p>
          </table:table-cell>
        </table:table-row>
      </table:table>
      <text:p text:style-name="P9"/>
      <text:p text:style-name="P4">Example<text:span text:style-name="T10">s</text:span></text:p>
      <text:p text:style-name="P4"/>
      <text:p text:style-name="P4">POST /<text:span text:style-name="T28">user</text:span></text:p>
      <text:p text:style-name="P4"/>
      <text:p text:style-name="P4">Request <text:span text:style-name="T9">Body</text:span>:</text:p>
      <text:p text:style-name="P13">{</text:p>
      <text:p text:style-name="P57"><text:tab/>“<text:span text:style-name="T29">username”:”user_x”</text:span></text:p>
      <text:p text:style-name="P66"><text:tab/>“password”:”5f4dcc3b5aa765d61d8327deb882cf99”</text:p>
      <text:p text:style-name="P57"><text:tab/>“<text:span text:style-name="T9">role”:“3”</text:span></text:p>
      <text:p text:style-name="P13">}</text:p>
      <text:p text:style-name="P13"/>
      <text:p text:style-name="P15">Response Body:</text:p>
      <text:p text:style-name="P14">{</text:p>
      <text:p text:style-name="P74"><text:span text:style-name="T11"><text:tab/>“self”:“</text:span><text:a xlink:type="simple" xlink:href="https://api.doga.gov/1.0/user/1421427848"><text:span text:style-name="T11">https://api.doga.gov/1.0/</text:span></text:a><text:a xlink:type="simple" xlink:href="https://api.doga.gov/1.0/user/1421427848"><text:span text:style-name="T12">user/1421427848</text:span></text:a><text:span text:style-name="T12">”</text:span><text:span text:style-name="T11">,</text:span></text:p>
      <text:p text:style-name="P74"><text:span text:style-name="T11"><text:tab/></text:span><text:span text:style-name="T13">“username”:”user_x”,</text:span></text:p>
      <text:p text:style-name="P58"><text:tab/>“<text:span text:style-name="T9">role”:“3”,</text:span></text:p>
      <text:p text:style-name="P59"><text:tab/>“<text:span text:style-name="T31">tokens”:“</text:span><text:a xlink:type="simple" xlink:href="https://api.doga.gov/1.0/user/1421427848"><text:span text:style-name="T31">https://api.doga.gov/1.0/user/1421427848/tokens</text:span></text:a><text:span text:style-name="T31">”</text:span></text:p>
      <text:p text:style-name="P14">}</text:p>
      <text:p text:style-name="P21">/<text:span text:style-name="T19">user/&lt;user_id&gt;</text:span></text:p>
      <text:p text:style-name="P5"/>
      <text:p text:style-name="P11">A <text:span text:style-name="T32">user who's API access is being managed by Chantico.</text:span></text:p>
      <text:p text:style-name="P22"/>
      <text:p text:style-name="P46"><text:span text:style-name="T1">Supported Request </text:span><text:span text:style-name="T2">M</text:span><text:span text:style-name="T1">ethods</text:span></text:p>
      <text:p text:style-name="P22"/>
      <text:p text:style-name="P25">GET – Returns <text:span text:style-name="T32">a representation of the user resource</text:span></text:p>
      <text:p text:style-name="P22">P<text:span text:style-name="T32">UT</text:span> – <text:span text:style-name="T32">Modifies and existing user resource</text:span></text:p>
      <text:p text:style-name="P37">DELETE – Deletes a user resource, thereby revoking its API access.</text:p>
      <text:p text:style-name="P22"/>
      <text:p text:style-name="P48"><text:span text:style-name="T1">Supported </text:span><text:span text:style-name="T2">F</text:span><text:span text:style-name="T1">ormats</text:span></text:p>
      <text:p text:style-name="P48"/>
      <text:p text:style-name="P35">json</text:p>
      <text:p text:style-name="P35"/>
      <text:p text:style-name="P84">Authentication</text:p>
      <text:p text:style-name="P48"/>
      <text:p text:style-name="P32">Basic</text:p>
      <text:p text:style-name="P46"/>
      <text:p text:style-name="P42">Arguments <text:span text:style-name="T23">(PUT)</text:span></text:p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3">Name</text:p>
          </table:table-cell>
          <table:table-cell table:style-name="Table4.A1" office:value-type="string">
            <text:p text:style-name="P91">Inclusion</text:p>
          </table:table-cell>
          <table:table-cell table:style-name="Table4.C1" office:value-type="string">
            <text:p text:style-name="P93">Description</text:p>
          </table:table-cell>
        </table:table-row>
        <table:table-row>
          <table:table-cell table:style-name="Table4.A2" office:value-type="string">
            <text:p text:style-name="P100">username</text:p>
          </table:table-cell>
          <table:table-cell table:style-name="Table4.A2" office:value-type="string">
            <text:p text:style-name="P99">required</text:p>
          </table:table-cell>
          <table:table-cell table:style-name="Table4.C2" office:value-type="string">
            <text:p text:style-name="P106">A unique string <text:span text:style-name="T25">with which</text:span> to identify this user.</text:p>
          </table:table-cell>
        </table:table-row>
        <table:table-row>
          <table:table-cell table:style-name="Table4.A2" office:value-type="string">
            <text:p text:style-name="P100">authentication</text:p>
          </table:table-cell>
          <table:table-cell table:style-name="Table4.A2" office:value-type="string">
            <text:p text:style-name="P99">required</text:p>
          </table:table-cell>
          <table:table-cell table:style-name="Table4.C2" office:value-type="string">
            <text:p text:style-name="P100">An MD5 <text:span text:style-name="T22">h</text:span>ash of the token <text:span text:style-name="T26">need</text:span>ed to authenticate this user.</text:p>
          </table:table-cell>
        </table:table-row>
        <table:table-row>
          <table:table-cell table:style-name="Table4.A2" office:value-type="string">
            <text:p text:style-name="P95">role</text:p>
          </table:table-cell>
          <table:table-cell table:style-name="Table4.A2" office:value-type="string">
            <text:p text:style-name="P94">required</text:p>
          </table:table-cell>
          <table:table-cell table:style-name="Table4.C2" office:value-type="string">
            <text:p text:style-name="P95">Indicates the type of access <text:span text:style-name="T23">Chantico should request for this user</text:span>.</text:p>
          </table:table-cell>
        </table:table-row>
        <table:table-row>
          <table:table-cell table:style-name="Table4.A2" office:value-type="string">
            <text:p text:style-name="P102">options</text:p>
          </table:table-cell>
          <table:table-cell table:style-name="Table4.A2" office:value-type="string">
            <text:p text:style-name="P104">optional</text:p>
          </table:table-cell>
          <table:table-cell table:style-name="Table4.C2" office:value-type="string">
            <text:p text:style-name="P106">Provides additional <text:span text:style-name="T27">directives </text:span>for Chantico to use when <text:span text:style-name="T33">modifying the</text:span> user<text:span text:style-name="T33">'s</text:span> <text:span text:style-name="T33">API </text:span>access.</text:p>
          </table:table-cell>
        </table:table-row>
      </table:table>
      <text:p text:style-name="P28"/>
      <text:p text:style-name="P28"/>
      <text:p text:style-name="P50">Example<text:span text:style-name="T10">s</text:span></text:p>
      <text:p text:style-name="P50"/>
      <text:p text:style-name="P86"><text:span text:style-name="T34">GE</text:span><text:span text:style-name="T35">T /</text:span><text:span text:style-name="T36">user/</text:span><text:span text:style-name="T18">1421427848</text:span></text:p>
      <text:p text:style-name="P61"/>
      <text:p text:style-name="P79">Response Body:</text:p>
      <text:p text:style-name="P79"/>
      <text:p text:style-name="P68">{</text:p>
      <text:p text:style-name="P75"><text:span text:style-name="T11"><text:tab/>“self”:“</text:span><text:a xlink:type="simple" xlink:href="https://api.doga.gov/1.0/user/1421427848"><text:span text:style-name="T11">https://api.doga.gov/1.0/</text:span></text:a><text:a xlink:type="simple" xlink:href="https://api.doga.gov/1.0/user/1421427848"><text:span text:style-name="T12">user/1421427848</text:span></text:a><text:span text:style-name="T12">”</text:span><text:span text:style-name="T11">,</text:span></text:p>
      <text:p text:style-name="P75"><text:span text:style-name="T11"><text:tab/></text:span><text:span text:style-name="T13">“username”:”user_x”,</text:span></text:p>
      <text:p text:style-name="P61"><text:tab/>“<text:span text:style-name="T9">role”:“3”,</text:span></text:p>
      <text:p text:style-name="P61"><text:tab/>“<text:span text:style-name="T31">tokens”:“</text:span><text:a xlink:type="simple" xlink:href="https://api.doga.gov/1.0/user/1421427848"><text:span text:style-name="T31">https://api.doga.gov/1.0/user/1421427848/tokens</text:span></text:a><text:span text:style-name="T31">”</text:span></text:p>
      <text:p text:style-name="P68"><text:span text:style-name="T4">}</text:span></text:p>
      <text:p text:style-name="P45"/>
      <text:p text:style-name="P88"><text:span text:style-name="T33">PUT /user/</text:span><text:span text:style-name="T12">1421427848</text:span></text:p>
      <text:p text:style-name="P51"/>
      <text:p text:style-name="P51">Request <text:span text:style-name="T9">Body</text:span>:</text:p>
      <text:p text:style-name="P51"/>
      <text:p text:style-name="P62">{</text:p>
      <text:p text:style-name="P62"><text:tab/>“<text:span text:style-name="T29">username”:”user_y”</text:span></text:p>
      <text:p text:style-name="P67"><text:tab/>“password”:”<text:span text:style-name="T38">ac1ef17c2db40995e9fdd40b04a5a649</text:span>”</text:p>
      <text:p text:style-name="P62"><text:tab/>“<text:span text:style-name="T9">role”:“3”,</text:span></text:p>
      <text:p text:style-name="P72"><text:tab/>“options”:</text:p>
      <text:p text:style-name="P72"><text:tab/>{</text:p>
      <text:p text:style-name="P72"><text:tab/><text:tab/>“rate-limit”:”1000”</text:p>
      <text:p text:style-name="P72"><text:tab/>}</text:p>
      <text:p text:style-name="P62">}</text:p>
      <text:p text:style-name="P62"/>
      <text:p text:style-name="P80">Response Body:</text:p>
      <text:p text:style-name="P80"/>
      <text:p text:style-name="P69">{</text:p>
      <text:p text:style-name="P76"><text:span text:style-name="T11"><text:tab/>“self”:“</text:span><text:a xlink:type="simple" xlink:href="https://api.doga.gov/1.0/user/1421427848"><text:span text:style-name="T11">https://api.doga.gov/1.0/</text:span></text:a><text:a xlink:type="simple" xlink:href="https://api.doga.gov/1.0/user/1421427848"><text:span text:style-name="T12">user/1421427848</text:span></text:a><text:span text:style-name="T12">”</text:span><text:span text:style-name="T11">,</text:span></text:p>
      <text:p text:style-name="P76"><text:span text:style-name="T11"><text:tab/></text:span><text:span text:style-name="T13">“username”:”user_</text:span><text:span text:style-name="T17">y</text:span><text:span text:style-name="T13">”,</text:span></text:p>
      <text:p text:style-name="P62"><text:tab/>“<text:span text:style-name="T9">role”:“3”,</text:span></text:p>
      <text:p text:style-name="P62"><text:tab/>“<text:span text:style-name="T31">tokens”:“</text:span><text:a xlink:type="simple" xlink:href="https://api.doga.gov/1.0/user/1421427848"><text:span text:style-name="T31">https://api.doga.gov/1.0/user/1421427848/tokens</text:span></text:a><text:span text:style-name="T31">”</text:span></text:p>
      <text:p text:style-name="P70"><text:span text:style-name="T3">}</text:span></text:p>
      <text:p text:style-name="P52"/>
      <text:p text:style-name="P87"><text:span text:style-name="T37">DELETE</text:span><text:span text:style-name="T35"> /</text:span><text:span text:style-name="T36">user/</text:span><text:span text:style-name="T18">1421427848</text:span></text:p>
      <text:p text:style-name="P63"/>
      <text:p text:style-name="P81">Response Body:</text:p>
      <text:p text:style-name="P81"/>
      <text:p text:style-name="P70">{</text:p>
      <text:p text:style-name="P77"><text:span text:style-name="T11"><text:tab/>“</text:span><text:span text:style-name="T14">message</text:span><text:span text:style-name="T11">”:“</text:span><text:span text:style-name="T16">User </text:span><text:span text:style-name="T12">1421427848</text:span><text:span text:style-name="T11"> </text:span><text:span text:style-name="T15">has been </text:span><text:span text:style-name="T16">deleted, and API access</text:span><text:span text:style-name="T15"> revoked.”</text:span></text:p>
      <text:p text:style-name="P38"><text:span text:style-name="T5">}</text:span></text:p>
      <text:p text:style-name="P89">/<text:span text:style-name="T19">user/&lt;user_id&gt;/tokens</text:span></text:p>
      <text:p text:style-name="P55"/>
      <text:p text:style-name="P39">Valid API access tokens for the specified user. Read-Only.</text:p>
      <text:p text:style-name="P23"/>
      <text:p text:style-name="P47"><text:span text:style-name="T1">Supported Request </text:span><text:span text:style-name="T2">M</text:span><text:span text:style-name="T1">ethods</text:span></text:p>
      <text:p text:style-name="P23"/>
      <text:p text:style-name="P26">GET – Returns <text:span text:style-name="T40">a set of valid API tokens for the user, if access has not been revoked by the server.</text:span></text:p>
      <text:p text:style-name="P23"/>
      <text:p text:style-name="P49"><text:span text:style-name="T1">Supported </text:span><text:span text:style-name="T2">F</text:span><text:span text:style-name="T1">ormats</text:span></text:p>
      <text:p text:style-name="P49"/>
      <text:p text:style-name="P36">json</text:p>
      <text:p text:style-name="P36"/>
      <text:p text:style-name="P85">Authentication</text:p>
      <text:p text:style-name="P49"/>
      <text:p text:style-name="P33">Basic</text:p>
      <text:p text:style-name="P29"/>
      <text:p text:style-name="P56">Query Parameters</text:p>
      <text:p text:style-name="P56"/>
      <text:p text:style-name="P40">None</text:p>
      <text:p text:style-name="P40"/>
      <text:p text:style-name="P56">Arguments</text:p>
      <text:p text:style-name="P40"/>
      <text:p text:style-name="P40">None</text:p>
      <text:p text:style-name="P53"/>
      <text:p text:style-name="P53">Example<text:span text:style-name="T10">s</text:span></text:p>
      <text:p text:style-name="P53"/>
      <text:p text:style-name="P54"><text:span text:style-name="T41">GE</text:span>T /<text:span text:style-name="T28">user/</text:span><text:span text:style-name="T12">1421427848</text:span><text:span text:style-name="T42">/tokens</text:span></text:p>
      <text:p text:style-name="P64"/>
      <text:p text:style-name="P82">Response Body:</text:p>
      <text:p text:style-name="P82"/>
      <text:p text:style-name="P71">{</text:p>
      <text:p text:style-name="P65"><text:tab/>“<text:span text:style-name="T43">self”:“</text:span><text:a xlink:type="simple" xlink:href="https://api.doga.gov/1.0/user/1421427848/tokens"><text:span text:style-name="T43">https://api.doga.gov/1.0/user/1421427848/tokens</text:span></text:a><text:span text:style-name="T43">”,</text:span></text:p>
      <text:p text:style-name="P78"><text:tab/>"key":“bb0af43cf49de09df611a79e03c92673“,</text:p>
      <text:p text:style-name="P73"><text:tab/>“secret”:”774fcb8ae72e4ecce0725a52100ca7fc“</text:p>
      <text:p text:style-name="P71"><text:span text:style-name="T3">}</text:span></text:p>
      <text:p text:style-name="P71"/>
      <text:p text:style-name="P83"><text:span text:style-name="T3">N</text:span><text:span text:style-name="T1">ote: </text:span><text:span text:style-name="T6">If the time in the 'Expires' header returned with the response has elapsed, the given tokens are no longer valid for API access, </text:span><text:span text:style-name="T7">and cannot be refreshed.</text:span><text:span text:style-name="T6"> </text:span><text:span text:style-name="T7">In such situations, API access </text:span><text:span text:style-name="T8">may</text:span><text:span text:style-name="T6"> have to be refreshed through out-of-band mea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1-16T13:53:06.408842432</dc:date>
    <meta:editing-duration>PT5H43M43S</meta:editing-duration>
    <meta:editing-cycles>89</meta:editing-cycles>
    <meta:document-statistic meta:table-count="3" meta:image-count="0" meta:object-count="0" meta:page-count="4" meta:paragraph-count="129" meta:word-count="385" meta:character-count="3016" meta:non-whitespace-character-count="2727"/>
  </office:meta>
</office:document-meta>
</file>